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Greater</text:p>
      <text:p text:style-name="P1">Greater <text:s text:c="1"/>// Elementwise greater operation</text:p>
      <text:h text:style-name="Heading_20_1" text:outline-level="1">Description</text:h>
      <text:p text:style-name="First_20_paragraph">Produces tensor of the same element type and shape as the two inputs, where the value at each coordinate of <text:span text:style-name="Source_Text">output</text:span> is true (1) if <text:span text:style-name="Source_Text">arg0</text:span> is greater than <text:span text:style-name="Source_Text">arg1,</text:span> 0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Gre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eater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&gt;</mo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